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3.164cm" fo:min-width="8.31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3.49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3.459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111111" style:font-name="Liberation Sans1" fo:font-size="10pt" style:text-underline-style="none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color="#ff3333" style:font-name="Monaco1" fo:font-size="8pt" style:font-size-asian="8pt" style:font-size-complex="8pt"/>
    </style:style>
    <style:style style:name="T1" style:family="text">
      <style:text-properties fo:color="#ff3333" style:font-name="Liberation Sans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ff3333" style:font-name="Liberation Sans1" fo:font-size="6pt" style:text-underline-style="none" fo:font-weight="bold" style:font-size-asian="6pt" style:font-weight-asian="bold" style:font-size-complex="6pt" style:font-weight-complex="bold"/>
    </style:style>
    <style:style style:name="T3" style:family="text">
      <style:text-properties fo:color="#666666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cc" style:font-name="Liberation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cc" style:font-name="Liberation Sans1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fo:color="#666666" style:font-name="Liberation Sans1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ff3333" style:font-name="Monaco1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color="#ff3333" style:font-name="Monaco1" fo:font-size="8pt" style:text-underline-style="none" fo:font-weight="bold" style:font-size-asian="8pt" style:font-weight-asian="bold" style:font-size-complex="8pt" style:font-weight-complex="bold"/>
    </style:style>
    <style:style style:name="T9" style:family="text">
      <style:text-properties fo:color="#0000cc" style:font-name="Monaco1"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14cm" svg:height="3.712cm" svg:x="1.83cm" svg:y="1.1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4.320955255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8.409cm" svg:height="3.74cm" svg:x="11.387cm" svg:y="1.07cm">
          <draw:text-box>
            <text:p text:style-name="P2"><text:span text:style-name="T1">BuildStream Core Data</text:span></text:p>
            <text:p text:style-name="P2"><text:span text:style-name="T2"/></text:p>
            <text:p text:style-name="P3"><text:span text:style-name="T3">Core data understood by BuildStream.</text:span></text:p>
            <text:p text:style-name="P3"><text:span text:style-name="T3"/></text:p>
            <text:p text:style-name="P2"><text:span text:style-name="T4">Source Configuration Data</text:span></text:p>
            <text:p text:style-name="P2"><text:span text:style-name="T5"/></text:p>
            <text:p text:style-name="P3"><text:span text:style-name="T3">Source Configuration Data is defined by Source plugin classes.</text:span></text:p>
            <text:p text:style-name="P3"><text:span text:style-name="T3"/></text:p>
          </draw:text-box>
        </draw:frame>
        <draw:frame draw:style-name="gr3" draw:text-style-name="P5" draw:layer="layout" svg:width="9.114cm" svg:height="3.709cm" svg:x="1.8cm" svg:y="1.1cm">
          <draw:text-box>
            <text:p text:style-name="P2"><text:span text:style-name="T6">Source</text:span></text:p>
            <text:p text:style-name="P3"><text:span text:style-name="T7"/></text:p>
            <text:p text:style-name="P3"><text:span text:style-name="T8">kind: git</text:span></text:p>
            <text:p text:style-name="P3"><text:span text:style-name="T8">directory: sub/dir</text:span></text:p>
            <text:p text:style-name="P3"><text:span text:style-name="T8"/></text:p>
            <text:p text:style-name="P3"><text:span text:style-name="T9">uri: upstream:foo.git</text:span></text:p>
            <text:p text:style-name="P3"><text:span text:style-name="T9">track: master</text:span></text:p>
            <text:p text:style-name="P3"><text:span text:style-name="T9">ref: bbf775301a08b9a578ef7f647bc35fe13e816241</text:span></text:p>
            <text:p text:style-name="P3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5.9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1:10:29.302145894</meta:creation-date>
    <meta:generator>LibreOffice/5.1.4.1$Linux_X86_64 LibreOffice_project/10m0$Build-1</meta:generator>
    <dc:date>2018-10-14T16:35:53.662608345</dc:date>
    <meta:editing-duration>PT2H4M19S</meta:editing-duration>
    <meta:editing-cycles>10</meta:editing-cycles>
    <meta:document-statistic meta:object-count="3"/>
  </office:meta>
</office:document-meta>
</file>